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3.9035in"/>
    </style:style>
    <style:style style:name="co3" style:family="table-column">
      <style:table-column-properties fo:break-before="auto" style:column-width="2.3016in"/>
    </style:style>
    <style:style style:name="co4" style:family="table-column">
      <style:table-column-properties fo:break-before="auto" style:column-width="3.0508in"/>
    </style:style>
    <style:style style:name="co5" style:family="table-column">
      <style:table-column-properties fo:break-before="auto" style:column-width="2.7457in"/>
    </style:style>
    <style:style style:name="co6" style:family="table-column">
      <style:table-column-properties fo:break-before="auto" style:column-width="1.4417in"/>
    </style:style>
    <style:style style:name="co7" style:family="table-column">
      <style:table-column-properties fo:break-before="auto" style:column-width="2.0244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3028in"/>
    </style:style>
    <style:style style:name="co10" style:family="table-column">
      <style:table-column-properties fo:break-before="auto" style:column-width="10.7634in"/>
    </style:style>
    <style:style style:name="co11" style:family="table-column">
      <style:table-column-properties fo:break-before="auto" style:column-width="1.7193in"/>
    </style:style>
    <style:style style:name="co12" style:family="table-column">
      <style:table-column-properties fo:break-before="auto" style:column-width="16.7516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1.0866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eam-events">
      <style:table-properties table:display="true" style:writing-mode="lr-tb"/>
    </style:style>
    <style:style style:name="ce1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am-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7" table:default-cell-style-name="ce3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Team Type</text:p>
          </table:table-cell>
          <table:table-cell table:style-name="ce1" office:value-type="string" calcext:value-type="string">
            <text:p>Event Type</text:p>
          </table:table-cell>
          <table:table-cell table:style-name="ce1" office:value-type="string" calcext:value-type="string">
            <text:p>Opponent Team Nam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Going</text:p>
          </table:table-cell>
          <table:table-cell table:style-name="ce1" office:value-type="string" calcext:value-type="string">
            <text:p>Early Release</text:p>
          </table:table-cell>
          <table:table-cell table:style-name="ce1" office:value-type="string" calcext:value-type="string">
            <text:p>Depart Time</text:p>
          </table:table-cell>
          <table:table-cell table:style-name="ce1" office:value-type="string" calcext:value-type="string">
            <text:p>Transport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co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r, 1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739 Upper Fredericktown Road, Mount Vern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1 day Class C tournament. Please note that players and coaches enter for free. There is a $6.00 cover for adults and children over 12 at the door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0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Apr, 0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obert Lee Memori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16, 2022</text:p>
          </table:table-cell>
          <table:table-cell office:value-type="string" calcext:value-type="string">
            <text:p>12:00 pm</text:p>
          </table:table-cell>
          <table:table-cell office:value-type="string" calcext:value-type="string">
            <text:p>09:00 pm</text:p>
          </table:table-cell>
          <table:table-cell office:value-type="string" calcext:value-type="string">
            <text:p>Watson and Tressel Training Site (WATTS), Elm Street, Youngstown, OH, USA</text:p>
          </table:table-cell>
          <table:table-cell office:value-type="string" calcext:value-type="string">
            <text:p>9 hr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Bring chairs for seating // 1 day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Thunder Elite Mayhem Tournament - Young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Apr, 22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Apr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Thunder Elite Mayhem Tournament - Young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23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2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Thunder Elite Mayhem Tournament - Young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Apr, 24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Apr, 2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reak Event - New Middle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Apr, 29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reak Event - New Middle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30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11th Annual Streak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3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11335 Youngstown - Pittsburgh Road, New Middle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Springfield High Schoo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reak Event - New Middle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1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11th Annual Streak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11335 Youngstown - Pittsburgh Road, New Middle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Springfield High Schoo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RE FASTPITCH 2010 - 12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Gracie Fields </text:p>
            <text:p>Rootstown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RE FASTPITCH 2010 - 12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Gracie Fields </text:p>
            <text:p>Rootstown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Choose Jo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Choose Joy/ The Melina Michelle Edenfield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Fiel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May Mayhem - Streetsboro/Root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00:00 am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Choose Jo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1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Choose Joy/ The Melina Michelle Edenfield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1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Fiel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May Mayhem - Streetsboro/Root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14, 2022</text:p>
          </table:table-cell>
          <table:table-cell office:value-type="string" calcext:value-type="string">
            <text:p>00:00 am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Choose Jo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Choose Joy/ The Melina Michelle Edenfield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Fiel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May Mayhem - Streetsboro/Root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00:00 am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Spring Swing Lyndhurst Ohio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Lyndhurst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Border Wars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Spring Swing Lyndhurst, Oh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Lyndhurst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Border Wars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Spring Swing Lyndhurst Ohio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Lyndhurst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an Maley Memorial - Canfield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6 - 16U</text:p>
          </table:table-cell>
          <table:table-cell office:value-type="string" calcext:value-type="string">
            <text:p>Salute To Service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05:00 p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an Maley Memorial - Canfield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Memorial DAY Madness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Logan Fields Akron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Stan Maley Memorial - Canfield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Memorial DAY Madness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Logan Fields Akron, O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Maple Leaf East - Streetsboro/Root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6 - 16U</text:p>
          </table:table-cell>
          <table:table-cell office:value-type="string" calcext:value-type="string">
            <text:p>Maple Leaf E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Perfect Stor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06:00 p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1 - 10U</text:p>
          </table:table-cell>
          <table:table-cell office:value-type="string" calcext:value-type="string">
            <text:p>Maple Leaf East - Streetsboro/Rootstown Area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Perfect Stor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Maple Leaf East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Perfect Stor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0 - 12U</text:p>
          </table:table-cell>
          <table:table-cell office:value-type="string" calcext:value-type="string">
            <text:p>Maple Leaf East Tournament</text:p>
          </table:table-cell>
          <table:table-cell office:value-type="string" calcext:value-type="string">
            <text:p>Travel 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TBD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 table:number-rows-repeated="1048425">
          <table:table-cell table:number-columns-repeated="1024"/>
        </table:table-row>
        <table:table-row table:style-name="ro3" table:number-rows-repeated="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eam-events'.A1:'team-events'.Q6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4pt" style:font-size-asian="14pt" style:font-name-complex="Calibri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loext:scale-to-X="1" loext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08:32:23.913841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-events" style:display-name="PageStyle_team-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2-03-25T07:59:21</meta:creation-date>
    <dc:date>2022-03-25T08:25:02.197852267</dc:date>
    <meta:editing-duration>PT14M13S</meta:editing-duration>
    <meta:editing-cycles>1</meta:editing-cycles>
    <meta:generator>LibreOffice/6.4.7.2$Linux_X86_64 LibreOffice_project/40$Build-2</meta:generator>
    <meta:document-statistic meta:table-count="1" meta:cell-count="653" meta:object-count="0"/>
  </office:meta>
</office:document-meta>
</file>